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0e0cf5" officeooo:paragraph-rsid="000e0cf5" style:font-size-asian="8.75pt" style:font-size-complex="10pt"/>
    </style:style>
    <style:style style:name="P2" style:family="paragraph" style:parent-style-name="Header">
      <style:paragraph-properties fo:text-align="end" style:justify-single-word="false"/>
      <style:text-properties fo:font-size="10pt" officeooo:paragraph-rsid="000e0cf5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officeooo:rsid="000e0cf5" officeooo:paragraph-rsid="000e0cf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0cf5" officeooo:paragraph-rsid="000e0cf5"/>
    </style:style>
    <style:style style:name="P5" style:family="paragraph" style:parent-style-name="Standard">
      <style:paragraph-properties fo:text-align="start" style:justify-single-word="false"/>
      <style:text-properties officeooo:rsid="000f6a1c" officeooo:paragraph-rsid="000f6a1c"/>
    </style:style>
    <style:style style:name="P6" style:family="paragraph" style:parent-style-name="Standard">
      <style:paragraph-properties fo:text-align="start" style:justify-single-word="false"/>
      <style:text-properties officeooo:rsid="000f6a1c" officeooo:paragraph-rsid="001615c4"/>
    </style:style>
    <style:style style:name="P7" style:family="paragraph" style:parent-style-name="Standard">
      <style:paragraph-properties fo:text-align="start" style:justify-single-word="false"/>
      <style:text-properties officeooo:rsid="000f6a1c" officeooo:paragraph-rsid="0018ea9d"/>
    </style:style>
    <style:style style:name="P8" style:family="paragraph" style:parent-style-name="Standard">
      <style:paragraph-properties fo:text-align="start" style:justify-single-word="false"/>
      <style:text-properties officeooo:rsid="000f6a1c" officeooo:paragraph-rsid="00200c72"/>
    </style:style>
    <style:style style:name="P9" style:family="paragraph" style:parent-style-name="Standard">
      <style:paragraph-properties fo:text-align="start" style:justify-single-word="false"/>
      <style:text-properties fo:font-weight="bold" officeooo:rsid="000f6a1c" officeooo:paragraph-rsid="001615c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f6a1c" officeooo:paragraph-rsid="00200c7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e0cf5" officeooo:paragraph-rsid="001615c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e7b61" officeooo:paragraph-rsid="000e0cf5"/>
    </style:style>
    <style:style style:name="P13" style:family="paragraph" style:parent-style-name="Standard" style:list-style-name="L10">
      <style:paragraph-properties fo:text-align="start" style:justify-single-word="false"/>
      <style:text-properties officeooo:rsid="000e7b61" officeooo:paragraph-rsid="00200c72"/>
    </style:style>
    <style:style style:name="P14" style:family="paragraph" style:parent-style-name="Standard">
      <style:paragraph-properties fo:text-align="start" style:justify-single-word="false"/>
      <style:text-properties officeooo:rsid="000e7b61" officeooo:paragraph-rsid="00200c72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4989" officeooo:paragraph-rsid="000f4989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edb4d"/>
    </style:style>
    <style:style style:name="P17" style:family="paragraph" style:parent-style-name="Standard">
      <style:paragraph-properties fo:text-align="start" style:justify-single-word="false"/>
      <style:text-properties officeooo:paragraph-rsid="000f6a1c"/>
    </style:style>
    <style:style style:name="P18" style:family="paragraph" style:parent-style-name="Standard">
      <style:paragraph-properties fo:text-align="start" style:justify-single-word="false"/>
      <style:text-properties officeooo:paragraph-rsid="001146a1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1146a1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1146a1"/>
    </style:style>
    <style:style style:name="P21" style:family="paragraph" style:parent-style-name="Standard">
      <style:paragraph-properties fo:text-align="start" style:justify-single-word="false"/>
      <style:text-properties officeooo:paragraph-rsid="0011b8fd"/>
    </style:style>
    <style:style style:name="P22" style:family="paragraph" style:parent-style-name="Standard" style:list-style-name="L6">
      <style:paragraph-properties fo:text-align="start" style:justify-single-word="false"/>
      <style:text-properties officeooo:paragraph-rsid="0011b8fd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124063"/>
    </style:style>
    <style:style style:name="P24" style:family="paragraph" style:parent-style-name="Standard">
      <style:paragraph-properties fo:text-align="start" style:justify-single-word="false"/>
      <style:text-properties officeooo:paragraph-rsid="001418b2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1418b2"/>
    </style:style>
    <style:style style:name="P26" style:family="paragraph" style:parent-style-name="Standard" style:list-style-name="L9">
      <style:paragraph-properties fo:text-align="start" style:justify-single-word="false"/>
      <style:text-properties officeooo:paragraph-rsid="0018ea9d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1a1cbc"/>
    </style:style>
    <style:style style:name="P28" style:family="paragraph" style:parent-style-name="Standard" style:list-style-name="L9">
      <style:paragraph-properties fo:text-align="start" style:justify-single-word="false"/>
      <style:text-properties officeooo:paragraph-rsid="001be918"/>
    </style:style>
    <style:style style:name="P29" style:family="paragraph" style:parent-style-name="Standard" style:list-style-name="L9">
      <style:paragraph-properties fo:text-align="start" style:justify-single-word="false"/>
      <style:text-properties officeooo:paragraph-rsid="001c3de8"/>
    </style:style>
    <style:style style:name="P30" style:family="paragraph" style:parent-style-name="Standard" style:list-style-name="L9">
      <style:paragraph-properties fo:text-align="start" style:justify-single-word="false"/>
      <style:text-properties officeooo:paragraph-rsid="001da85e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1fa77a"/>
    </style:style>
    <style:style style:name="P32" style:family="paragraph" style:parent-style-name="Standard" style:list-style-name="L11">
      <style:paragraph-properties fo:text-align="start" style:justify-single-word="false"/>
      <style:text-properties officeooo:paragraph-rsid="0022816a"/>
    </style:style>
    <style:style style:name="P33" style:family="paragraph" style:parent-style-name="Standard" style:list-style-name="L11">
      <style:paragraph-properties fo:text-align="start" style:justify-single-word="false"/>
      <style:text-properties officeooo:paragraph-rsid="0024c0f2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edb4d" officeooo:paragraph-rsid="000edb4d"/>
    </style:style>
    <style:style style:name="P35" style:family="paragraph" style:parent-style-name="Standard">
      <style:paragraph-properties fo:text-align="start" style:justify-single-word="false"/>
      <style:text-properties officeooo:rsid="000f4989" officeooo:paragraph-rsid="000f4989"/>
    </style:style>
    <style:style style:name="P36" style:family="paragraph" style:parent-style-name="Standard">
      <style:paragraph-properties fo:text-align="start" style:justify-single-word="false"/>
      <style:text-properties officeooo:rsid="000f4989" officeooo:paragraph-rsid="002200aa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0f6a1c" officeooo:paragraph-rsid="001615c4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0f6a1c" officeooo:paragraph-rsid="001fa77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0f6a1c" officeooo:paragraph-rsid="00200c72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officeooo:paragraph-rsid="001615c4"/>
    </style:style>
    <style:style style:name="P41" style:family="paragraph" style:parent-style-name="Standard" style:list-style-name="L9">
      <style:paragraph-properties fo:text-align="start" style:justify-single-word="false"/>
      <style:text-properties fo:font-style="italic" officeooo:paragraph-rsid="001be918" style:font-style-asian="italic" style:font-style-complex="italic"/>
    </style:style>
    <style:style style:name="P42" style:family="paragraph" style:parent-style-name="Footnote">
      <style:text-properties officeooo:rsid="000edb4d" officeooo:paragraph-rsid="000edb4d"/>
    </style:style>
    <style:style style:name="T1" style:family="text">
      <style:text-properties officeooo:rsid="000e5c71"/>
    </style:style>
    <style:style style:name="T2" style:family="text">
      <style:text-properties officeooo:rsid="000e0cf5"/>
    </style:style>
    <style:style style:name="T3" style:family="text">
      <style:text-properties officeooo:rsid="000e7b61"/>
    </style:style>
    <style:style style:name="T4" style:family="text">
      <style:text-properties officeooo:rsid="000edb4d"/>
    </style:style>
    <style:style style:name="T5" style:family="text">
      <style:text-properties officeooo:rsid="000f4989"/>
    </style:style>
    <style:style style:name="T6" style:family="text">
      <style:text-properties officeooo:rsid="000f6a1c"/>
    </style:style>
    <style:style style:name="T7" style:family="text">
      <style:text-properties officeooo:rsid="00101dd0"/>
    </style:style>
    <style:style style:name="T8" style:family="text">
      <style:text-properties officeooo:rsid="0010e7b7"/>
    </style:style>
    <style:style style:name="T9" style:family="text">
      <style:text-properties officeooo:rsid="001146a1"/>
    </style:style>
    <style:style style:name="T10" style:family="text">
      <style:text-properties fo:font-style="italic" officeooo:rsid="0010e7b7" style:font-style-asian="italic" style:font-style-complex="italic"/>
    </style:style>
    <style:style style:name="T11" style:family="text">
      <style:text-properties fo:font-style="italic" officeooo:rsid="001146a1" style:font-style-asian="italic" style:font-style-complex="italic"/>
    </style:style>
    <style:style style:name="T12" style:family="text">
      <style:text-properties fo:font-style="italic" officeooo:rsid="001418b2" style:font-style-asian="italic" style:font-style-complex="italic"/>
    </style:style>
    <style:style style:name="T13" style:family="text">
      <style:text-properties fo:font-style="italic" fo:font-weight="normal" officeooo:rsid="0018ea9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be91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c3de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da85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fa77a" style:font-style-asian="italic" style:font-weight-asian="normal" style:font-style-complex="italic" style:font-weight-complex="normal"/>
    </style:style>
    <style:style style:name="T18" style:family="text">
      <style:text-properties officeooo:rsid="0011b8fd"/>
    </style:style>
    <style:style style:name="T19" style:family="text">
      <style:text-properties officeooo:rsid="00124063"/>
    </style:style>
    <style:style style:name="T20" style:family="text">
      <style:text-properties officeooo:rsid="001418b2"/>
    </style:style>
    <style:style style:name="T21" style:family="text">
      <style:text-properties officeooo:rsid="001615c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615c4" style:font-weight-asian="bold" style:font-weight-complex="bold"/>
    </style:style>
    <style:style style:name="T24" style:family="text">
      <style:text-properties fo:font-weight="bold" officeooo:rsid="001146a1" style:font-weight-asian="bold" style:font-weight-complex="bold"/>
    </style:style>
    <style:style style:name="T25" style:family="text">
      <style:text-properties fo:font-weight="bold" officeooo:rsid="000e0cf5" style:font-weight-asian="bold" style:font-weight-complex="bold"/>
    </style:style>
    <style:style style:name="T26" style:family="text">
      <style:text-properties fo:font-weight="bold" officeooo:rsid="00171cd9" style:font-weight-asian="bold" style:font-weight-complex="bold"/>
    </style:style>
    <style:style style:name="T27" style:family="text">
      <style:text-properties fo:font-weight="bold" officeooo:rsid="001fa77a" style:font-weight-asian="bold" style:font-weight-complex="bold"/>
    </style:style>
    <style:style style:name="T28" style:family="text">
      <style:text-properties officeooo:rsid="00171cd9"/>
    </style:style>
    <style:style style:name="T29" style:family="text">
      <style:text-properties fo:font-weight="normal" officeooo:rsid="0018ea9d" style:font-weight-asian="normal" style:font-weight-complex="normal"/>
    </style:style>
    <style:style style:name="T30" style:family="text">
      <style:text-properties fo:font-weight="normal" officeooo:rsid="001a1cbc" style:font-weight-asian="normal" style:font-weight-complex="normal"/>
    </style:style>
    <style:style style:name="T31" style:family="text">
      <style:text-properties fo:font-weight="normal" officeooo:rsid="001be918" style:font-weight-asian="normal" style:font-weight-complex="normal"/>
    </style:style>
    <style:style style:name="T32" style:family="text">
      <style:text-properties fo:font-weight="normal" officeooo:rsid="001c3de8" style:font-weight-asian="normal" style:font-weight-complex="normal"/>
    </style:style>
    <style:style style:name="T33" style:family="text">
      <style:text-properties fo:font-weight="normal" officeooo:rsid="001da85e" style:font-weight-asian="normal" style:font-weight-complex="normal"/>
    </style:style>
    <style:style style:name="T34" style:family="text">
      <style:text-properties fo:font-weight="normal" officeooo:rsid="001fa77a" style:font-weight-asian="normal" style:font-weight-complex="normal"/>
    </style:style>
    <style:style style:name="T35" style:family="text">
      <style:text-properties fo:font-style="normal" fo:font-weight="normal" officeooo:rsid="0018ea9d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a1cbc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18ea9d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1a1cbc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1a1cbc" style:font-style-asian="normal" style:font-weight-asian="normal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officeooo:rsid="0018ea9d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1be918" style:font-weight-asian="normal" style:font-weight-complex="normal"/>
    </style:style>
    <style:style style:name="T43" style:family="text">
      <style:text-properties officeooo:rsid="001fa77a"/>
    </style:style>
    <style:style style:name="T44" style:family="text">
      <style:text-properties officeooo:rsid="00200c72"/>
    </style:style>
    <style:style style:name="T45" style:family="text">
      <style:text-properties officeooo:rsid="002200aa"/>
    </style:style>
    <style:style style:name="T46" style:family="text">
      <style:text-properties officeooo:rsid="00220a51"/>
    </style:style>
    <style:style style:name="T47" style:family="text">
      <style:text-properties officeooo:rsid="0022816a"/>
    </style:style>
    <style:style style:name="T48" style:family="text">
      <style:text-properties officeooo:rsid="00241fca"/>
    </style:style>
    <style:style style:name="T49" style:family="text">
      <style:text-properties officeooo:rsid="0024c0f2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Some </text:span>First Thoughts on <text:span text:style-name="T21">the Design and Assessment of <text:s/></text:span></text:p>
      <text:p text:style-name="P40"><text:span text:style-name="T24">United Way of the Columbia-Willamette</text:span><text:span text:style-name="T23">'s</text:span><text:span text:style-name="T24"> </text:span><text:span text:style-name="T23">Campaign to Reduce Childhood </text:span><text:span text:style-name="T25">Poverty</text:span></text:p>
      <text:p text:style-name="P18"><text:span text:style-name="T6"/></text:p>
      <text:p text:style-name="P18"><text:span text:style-name="T6">Given:</text:span></text:p>
      <text:list xml:id="list4447921544304519012" text:style-name="L2">
        <text:list-item>
          <text:p text:style-name="P19"><text:span text:style-name="T7">Millennium Development Goal #1 (“</text:span>The target of reducing extreme poverty rates by half was met five years ahead of the 2015 deadline.”<text:span text:style-name="T7">)</text:span></text:p>
        </text:list-item>
        <text:list-item>
          <text:p text:style-name="P19"><text:span text:style-name="T9">The </text:span><text:span text:style-name="T7">four-county region</text:span><text:span text:style-name="T9">'s </text:span><text:span text:style-name="T7">increasing </text:span><text:span text:style-name="T9">childhood </text:span><text:span text:style-name="T7">poverty rate </text:span></text:p>
        </text:list-item>
      </text:list>
      <text:p text:style-name="P18"><text:span text:style-name="T8"/></text:p>
      <text:p text:style-name="P18"><text:span text:style-name="T9">United Way of the Columbia-Willamette </text:span><text:span text:style-name="T20">(UWCW) </text:span><text:span text:style-name="T8">focus will be:</text:span></text:p>
      <text:list xml:id="list9211778367887469148" text:style-name="L4">
        <text:list-item>
          <text:p text:style-name="P20"><text:span text:style-name="T9">“T</text:span><text:span text:style-name="T8">o break the cycle of Childhood Poverty in our region. We will seek to </text:span><text:span text:style-name="T10">move children out of poverty</text:span><text:span text:style-name="T8"> by 1) increasing their educational attainment, 2) supporting and stabilizing the families that raise them, and 3) strengthening the communities that nurture them.”</text:span></text:p>
        </text:list-item>
        <text:list-item>
          <text:p text:style-name="P20"><text:span text:style-name="T9">“T</text:span><text:span text:style-name="T8">o </text:span><text:span text:style-name="T9">shift to </text:span><text:span text:style-name="T8">a more collaborative relational model where we engage actively with our partners to </text:span><text:span text:style-name="T10">achieve the outcomes we collectively seek</text:span><text:span text:style-name="T8">.”</text:span></text:p>
        </text:list-item>
      </text:list>
      <text:p text:style-name="P21"><text:span text:style-name="T9"/></text:p>
      <text:p text:style-name="P24"><text:span text:style-name="T20">UWCW uses the Collective Impact (CI) approach:</text:span></text:p>
      <text:list xml:id="list6883626085590149404" text:style-name="L7">
        <text:list-item>
          <text:p text:style-name="P25"><text:span text:style-name="T20">“CI is not a program, but </text:span><text:span text:style-name="T12">an organizing principal</text:span><text:span text:style-name="T20">; a means to better align and focus the work of a multi-partner collaboration toward a specific, shared outcome. It relies on a strong “backbone organization” to help hold the center and marshal the work by often serving as convener, constantly aligning efforts, and </text:span><text:span text:style-name="T12">consistently sharing data and decision-making </text:span><text:span text:style-name="T20">resources.”</text:span></text:p>
        </text:list-item>
        <text:list-item>
          <text:p text:style-name="P25"><text:span text:style-name="T9">“C</text:span><text:span text:style-name="T20">I </text:span><text:span text:style-name="T9">approach allows us to augment our community investments with our ability to be a convener, mobilize volunteers, leverage additional resources, and </text:span><text:span text:style-name="T11">make meaning of real-time data</text:span><text:span text:style-name="T9">.”</text:span></text:p>
        </text:list-item>
      </text:list>
      <text:p text:style-name="P24"><text:span text:style-name="T9"/></text:p>
      <text:p text:style-name="P21"><text:span text:style-name="T18">United Way expects “Measures of Success”:</text:span></text:p>
      <text:list xml:id="list8410938538403356427" text:style-name="L6">
        <text:list-item>
          <text:p text:style-name="P22"><text:span text:style-name="T18">Increased academic success for low-income youth</text:span></text:p>
          <text:list>
            <text:list-item>
              <text:p text:style-name="P23"><text:span text:style-name="T18">% </text:span><text:span text:style-name="T19">students graduating from HS </text:span></text:p>
            </text:list-item>
          </text:list>
        </text:list-item>
        <text:list-item>
          <text:p text:style-name="P22"><text:span text:style-name="T18">Increased economic and housing stability</text:span></text:p>
          <text:list>
            <text:list-item>
              <text:p text:style-name="P22"><text:span text:style-name="T18">% </text:span><text:span text:style-name="T19">families moving out of poverty</text:span></text:p>
            </text:list-item>
          </text:list>
        </text:list-item>
        <text:list-item>
          <text:p text:style-name="P22"><text:span text:style-name="T18">Deepened engagement and strengthened fabric of supports</text:span></text:p>
          <text:list>
            <text:list-item>
              <text:p text:style-name="P22"><text:span text:style-name="T18">% </text:span><text:span text:style-name="T19">volunteer hours</text:span></text:p>
            </text:list-item>
          </text:list>
        </text:list-item>
        <text:list-item>
          <text:p text:style-name="P22"><text:span text:style-name="T18">Increased community perception of UW as trusted and effective engine for community change</text:span></text:p>
        </text:list-item>
      </text:list>
      <text:p text:style-name="P17"><text:span text:style-name="T7"/></text:p>
      <text:p text:style-name="P7"><text:span text:style-name="T27">A </text:span><text:span text:style-name="T23">Rough Algorithm for Defining the </text:span><text:span text:style-name="T22">System</text:span></text:p>
      <text:list xml:id="list1179485150325716125" text:style-name="L9">
        <text:list-item>
          <text:p text:style-name="P26"><text:span text:style-name="T13">Build a frame of reference. </text:span><text:span text:style-name="T35">A system is </text:span><text:span text:style-name="T37">a set of elements</text:span><text:span text:style-name="T35"> having </text:span><text:span text:style-name="T37">attributes</text:span><text:span text:style-name="T35"> linked by </text:span><text:span text:style-name="T37">relations</text:span><text:span text:style-name="T35">. A </text:span><text:span text:style-name="T36">system is distinct and distinguishable from its environment. </text:span><text:span text:style-name="T35"><text:s/></text:span><text:span text:style-name="T36">A </text:span><text:span text:style-name="T35">system </text:span><text:span text:style-name="T36">has internal sub-systems (organized parts) which constitute its </text:span><text:span text:style-name="T38">structure</text:span><text:span text:style-name="T36">. A system participates in some external order (supra-system) which constitutes its </text:span><text:span text:style-name="T38">function</text:span><text:span text:style-name="T39">. </text:span></text:p>
        </text:list-item>
        <text:list-item>
          <text:p text:style-name="P26"><text:span text:style-name="T13">Set the perspectives </text:span><text:span text:style-name="T14">and the scale</text:span><text:span text:style-name="T29">. </text:span></text:p>
          <text:list>
            <text:list-item>
              <text:p text:style-name="P26"><text:span text:style-name="T29">Is the system a focal point of </text:span><text:span text:style-name="T30">current or planned </text:span><text:span text:style-name="T41">existence</text:span><text:span text:style-name="T29"> or the focal point of a </text:span><text:span text:style-name="T30">current or planned </text:span><text:span text:style-name="T41">conception</text:span><text:span text:style-name="T29">?</text:span></text:p>
            </text:list-item>
            <text:list-item>
              <text:p text:style-name="P26"><text:span text:style-name="T29">What proportions of <text:s/>the system are concrete, abstract, or conceptual?</text:span></text:p>
            </text:list-item>
            <text:list-item>
              <text:p text:style-name="P27"><text:span text:style-name="T30">What </text:span><text:span text:style-name="T31">is</text:span><text:span text:style-name="T30"> the system bounda</text:span><text:span text:style-name="T31">ry</text:span><text:span text:style-name="T30">? </text:span><text:span text:style-name="T31">What proportion of the boundary is </text:span><text:span text:style-name="T42">sharp</text:span><text:span text:style-name="T31"> (i.e., defined formally by state variables and parameters)? What proportion of the boundary is </text:span><text:span text:style-name="T42">fuzzy</text:span><text:span text:style-name="T31"> (i.e., defined by a membership function)</text:span></text:p>
            </text:list-item>
            <text:list-item>
              <text:p text:style-name="P29"><text:span text:style-name="T32">What is inside the system? What is outside the system?</text:span></text:p>
            </text:list-item>
          </text:list>
        </text:list-item>
        <text:list-item>
          <text:p text:style-name="P41"><text:soft-page-break/><text:span text:style-name="T31">Set the </text:span><text:span text:style-name="T33">external relations as </text:span><text:span text:style-name="T31">fluxes.</text:span></text:p>
          <text:list>
            <text:list-item>
              <text:p text:style-name="P28"><text:span text:style-name="T31"><text:s/>Is the system open to exchange of matter, energy, and/or information with the environment?</text:span></text:p>
            </text:list-item>
            <text:list-item>
              <text:p text:style-name="P28"><text:span text:style-name="T31">What are the relative exchange rates of matter, energy, and/or information with the environment? <text:s text:c="2"/></text:span></text:p>
            </text:list-item>
            <text:list-item>
              <text:p text:style-name="P28"><text:span text:style-name="T31">Is the system's existence dependent on exchange with the environment?</text:span></text:p>
            </text:list-item>
          </text:list>
        </text:list-item>
        <text:list-item>
          <text:p text:style-name="P29"><text:span text:style-name="T15">Define the elements</text:span><text:span text:style-name="T32">.</text:span></text:p>
          <text:list>
            <text:list-item>
              <text:p text:style-name="P29"><text:span text:style-name="T32">From a set scale or frame of reference, what are the distinct and distinguishable components of the system? (Remember the coastline of England is virtually infinite depending on your ruler.)</text:span></text:p>
            </text:list-item>
            <text:list-item>
              <text:p text:style-name="P29"><text:span text:style-name="T32">Is there a hierarchy of the elements at </text:span><text:span text:style-name="T33">the selected </text:span><text:span text:style-name="T32">scale?</text:span></text:p>
            </text:list-item>
            <text:list-item>
              <text:p text:style-name="P30"><text:span text:style-name="T33">Should the elements be considered as systems in their own right and mapped accordingly?</text:span></text:p>
            </text:list-item>
          </text:list>
        </text:list-item>
        <text:list-item>
          <text:p text:style-name="P30"><text:span text:style-name="T16">Define the relations</text:span><text:span text:style-name="T33">.</text:span></text:p>
          <text:list>
            <text:list-item>
              <text:p text:style-name="P30"><text:span text:style-name="T33">What is the overall organizing principle of the system?</text:span></text:p>
            </text:list-item>
            <text:list-item>
              <text:p text:style-name="P30"><text:span text:style-name="T33">How are the elements linked?</text:span></text:p>
            </text:list-item>
            <text:list-item>
              <text:p text:style-name="P30"><text:span text:style-name="T33">Are the linkages dyadic, triadic </text:span><text:span text:style-name="T34">or </text:span><text:span text:style-name="T33">of higher ordinality?</text:span></text:p>
            </text:list-item>
            <text:list-item>
              <text:p text:style-name="P31"><text:span text:style-name="T34">Are the relations fully or partly decomposable?</text:span></text:p>
            </text:list-item>
          </text:list>
        </text:list-item>
        <text:list-item>
          <text:p text:style-name="P31"><text:span text:style-name="T34">Assess the history.</text:span></text:p>
          <text:list>
            <text:list-item>
              <text:p text:style-name="P31"><text:span text:style-name="T34">How was the system formed?</text:span></text:p>
            </text:list-item>
            <text:list-item>
              <text:p text:style-name="P31"><text:span text:style-name="T34">Were there path dependencies that led to key structures or functions?</text:span></text:p>
            </text:list-item>
            <text:list-item>
              <text:p text:style-name="P31"><text:span text:style-name="T34"><text:s/>Does the system maintain memory?</text:span></text:p>
            </text:list-item>
          </text:list>
        </text:list-item>
        <text:list-item>
          <text:p text:style-name="P30"><text:span text:style-name="T17">Assess </text:span><text:span text:style-name="T16">the complexity</text:span><text:span text:style-name="T33">.</text:span></text:p>
          <text:list>
            <text:list-item>
              <text:p text:style-name="P30"><text:span text:style-name="T33">Are there a multitude of parts (elements)?</text:span></text:p>
            </text:list-item>
            <text:list-item>
              <text:p text:style-name="P30"><text:span text:style-name="T33">Is there a huge amount of variety in the system?</text:span></text:p>
            </text:list-item>
            <text:list-item>
              <text:p text:style-name="P30"><text:span text:style-name="T33">How difficult would it be to (re)construct the system?</text:span></text:p>
            </text:list-item>
            <text:list-item>
              <text:p text:style-name="P30"><text:span text:style-name="T33">What are the range of behaviors that the system can manifest?</text:span></text:p>
            </text:list-item>
            <text:list-item>
              <text:p text:style-name="P31"><text:span text:style-name="T34">How much matter/energy/information can the system process? </text:span></text:p>
            </text:list-item>
            <text:list-item>
              <text:p text:style-name="P30"><text:span text:style-name="T33">Can the system adapt?</text:span></text:p>
            </text:list-item>
            <text:list-item>
              <text:p text:style-name="P30"><text:span text:style-name="T33">Does the system exhibit agency?</text:span></text:p>
            </text:list-item>
            <text:list-item>
              <text:p text:style-name="P31"><text:span text:style-name="T34">Does the system exhibit cognition?</text:span></text:p>
            </text:list-item>
          </text:list>
        </text:list-item>
      </text:list>
      <text:p text:style-name="P7"><text:span text:style-name="T29"/></text:p>
      <text:p text:style-name="P6"><text:span text:style-name="T26">Some </text:span><text:span text:style-name="T23">Relevant Systems Concepts and Theories</text:span></text:p>
      <text:p text:style-name="P38"><text:span text:style-name="T43">Set theory</text:span></text:p>
      <text:p text:style-name="P38"><text:span text:style-name="T43">Graph theory</text:span></text:p>
      <text:p text:style-name="P38"><text:span text:style-name="T43">Cybernetics (feedback, feedforward, control)</text:span></text:p>
      <text:p text:style-name="P38"><text:span text:style-name="T43">Nonlinear dynamics</text:span></text:p>
      <text:p text:style-name="P38"><text:span text:style-name="T43">Dissipative systems</text:span></text:p>
      <text:p text:style-name="P38"><text:span text:style-name="T43">Mental models and learning organizations</text:span></text:p>
      <text:p text:style-name="P38"><text:span text:style-name="T43">Information theory</text:span></text:p>
      <text:p text:style-name="P38"><text:span text:style-name="T43">Game and decision theory</text:span></text:p>
      <text:p text:style-name="P38"><text:span text:style-name="T43">Generalized evolution</text:span></text:p>
      <text:p text:style-name="P39"><text:span text:style-name="T44">Network theory</text:span></text:p>
      <text:p text:style-name="P38"><text:span text:style-name="T43"/></text:p>
      <text:p text:style-name="P10"><text:span text:style-name="T44">My Perspective</text:span></text:p>
      <text:p text:style-name="P8"><text:span text:style-name="T44">Model the entire system as two, coupled dynamic systems: the UWCW coupled to the four-county region community.</text:span></text:p>
      <text:p text:style-name="P5"/>
      <text:p text:style-name="P5"><text:soft-page-break/></text:p>
      <text:p text:style-name="P9"><text:span text:style-name="T28">Multidimensional </text:span>Assessments <text:span text:style-name="T28">of Poverty</text:span>: <text:span text:style-name="T21">Popular </text:span>Indicators and Indices</text:p>
      <text:p text:style-name="P37"><text:span text:style-name="T44">Most s</text:span><text:span text:style-name="T21">eem to derive from Sen's perspective.</text:span></text:p>
      <text:p text:style-name="P37"><text:span text:style-name="T21"/></text:p>
      <text:p text:style-name="P4"><text:span text:style-name="T5">General Categories of </text:span><text:span text:style-name="T3">Indicators*</text:span></text:p>
      <text:list xml:id="list7185617883375388904" text:style-name="L10">
        <text:list-item>
          <text:p text:style-name="P13"><text:span text:style-name="T44">Health (physical, emotional, spiritual)</text:span></text:p>
        </text:list-item>
        <text:list-item>
          <text:p text:style-name="P13"><text:span text:style-name="T44">Education</text:span></text:p>
        </text:list-item>
        <text:list-item>
          <text:p text:style-name="P13"><text:span text:style-name="T44">Income</text:span></text:p>
        </text:list-item>
        <text:list-item>
          <text:p text:style-name="P13"><text:span text:style-name="T44">Basic needs (Maslow or Max-Neef)</text:span></text:p>
        </text:list-item>
        <text:list-item>
          <text:p text:style-name="P13"><text:span text:style-name="T44">Higher needs (Maslow or Max-Neef)</text:span></text:p>
        </text:list-item>
      </text:list>
      <text:p text:style-name="P14"><text:span text:style-name="T44"/></text:p>
      <text:p text:style-name="P14"><text:span text:style-name="T44">*These may be applied over small-scales (individuals or households) or over large-scales (communities or states). </text:span><text:span text:style-name="T48">The surveys could be generated endogenously (self-assessments) or exogenously (professional assessments). </text:span></text:p>
      <text:p text:style-name="P12"/>
      <text:p text:style-name="P15"><text:span text:style-name="T44">Example of a </text:span>Specific Set of Indicators </text:p>
      <text:list xml:id="list4089607498066128676" text:style-name="L1">
        <text:list-item>
          <text:p text:style-name="P16"><text:span text:style-name="T4">The European Community Household Panel</text:span><text:span text:style-name="T4"><text:note text:id="ftn1" text:note-class="footnote"><text:note-citation>1</text:note-citation><text:note-body><text:p text:style-name="P42">Conchita D’Ambrosio , Joseph Deutsch and Jacques Silber. 2011.Multidimensional approaches to poverty measurement: an empirical analysis of poverty in Belgium, France, Germany, Italy and Spain, based on the European panel, Applied Economics, 43: 951–961 </text:p></text:note-body></text:note></text:span><text:span text:style-name="T4"> (18 indicators)</text:span></text:p>
          <text:list>
            <text:list-item>
              <text:p text:style-name="P34">Income</text:p>
              <text:list>
                <text:list-item>
                  <text:p text:style-name="P34">Total net household income </text:p>
                </text:list-item>
              </text:list>
            </text:list-item>
            <text:list-item>
              <text:p text:style-name="P34">Financial situation</text:p>
              <text:list>
                <text:list-item>
                  <text:p text:style-name="P34">Ability to make ends meet</text:p>
                </text:list-item>
                <text:list-item>
                  <text:p text:style-name="P34">Afford a week's annual holiday away from home?</text:p>
                </text:list-item>
                <text:list-item>
                  <text:p text:style-name="P34">Afford new (rather than second-hand) clothes?</text:p>
                </text:list-item>
                <text:list-item>
                  <text:p text:style-name="P34">Unable to pay rent in the last 12 months?</text:p>
                </text:list-item>
                <text:list-item>
                  <text:p text:style-name="P34">Unable to pay mortgage in the last 12 months?</text:p>
                </text:list-item>
                <text:list-item>
                  <text:p text:style-name="P34">Unable to pay scheduled utility bills in the last 12 months?</text:p>
                </text:list-item>
              </text:list>
            </text:list-item>
            <text:list-item>
              <text:p text:style-name="P34">Quality of accommodation</text:p>
              <text:list>
                <text:list-item>
                  <text:p text:style-name="P34">Bath or shower present?</text:p>
                </text:list-item>
                <text:list-item>
                  <text:p text:style-name="P34">Shortage of space?</text:p>
                </text:list-item>
                <text:list-item>
                  <text:p text:style-name="P34">Damp floor, wall, ceilings, foundation?</text:p>
                </text:list-item>
              </text:list>
            </text:list-item>
            <text:list-item>
              <text:p text:style-name="P34">Ownership of durables </text:p>
              <text:list>
                <text:list-item>
                  <text:p text:style-name="P34">Car or van for private use?</text:p>
                </text:list-item>
                <text:list-item>
                  <text:p text:style-name="P34">Color TV?</text:p>
                </text:list-item>
                <text:list-item>
                  <text:p text:style-name="P34">Telephone?</text:p>
                </text:list-item>
              </text:list>
            </text:list-item>
            <text:list-item>
              <text:p text:style-name="P34">Health</text:p>
              <text:list>
                <text:list-item>
                  <text:p text:style-name="P34">Health rating of householders in general?</text:p>
                </text:list-item>
                <text:list-item>
                  <text:p text:style-name="P34">Daily activities of householders hampered by physical or mental health problems</text:p>
                </text:list-item>
              </text:list>
            </text:list-item>
            <text:list-item>
              <text:p text:style-name="P34">Social relations</text:p>
              <text:list>
                <text:list-item>
                  <text:p text:style-name="P34">How often do householders meet with friends or relatives not living in the household?</text:p>
                </text:list-item>
              </text:list>
            </text:list-item>
            <text:list-item>
              <text:p text:style-name="P34">Satisfaction</text:p>
              <text:list>
                <text:list-item>
                  <text:p text:style-name="P34">Householders satisfied with work or main daily activity? <text:s/></text:p>
                </text:list-item>
              </text:list>
            </text:list-item>
          </text:list>
        </text:list-item>
      </text:list>
      <text:p text:style-name="P3"/>
      <text:p text:style-name="P3"><text:soft-page-break/></text:p>
      <text:p text:style-name="P15">General Classes of <text:span text:style-name="T45">Multidimensional Poverty </text:span>Indices</text:p>
      <text:list xml:id="list2033227397240720899" text:style-name="L11">
        <text:list-item>
          <text:p text:style-name="P32"><text:span text:style-name="T47">Fuzzy Sets</text:span></text:p>
          <text:list>
            <text:list-item>
              <text:p text:style-name="P32"><text:span text:style-name="T46">Totally Fuzzy Approach</text:span></text:p>
            </text:list-item>
            <text:list-item>
              <text:p text:style-name="P32"><text:span text:style-name="T45">Totally Fuzzy and Relative Approach </text:span></text:p>
            </text:list-item>
            <text:list-item>
              <text:p text:style-name="P32"><text:span text:style-name="T46">The Vero and Werquin Approach</text:span></text:p>
            </text:list-item>
          </text:list>
        </text:list-item>
        <text:list-item>
          <text:p text:style-name="P32"><text:span text:style-name="T46">Distance Function</text:span><text:span text:style-name="T47">s</text:span></text:p>
          <text:list>
            <text:list-item>
              <text:p text:style-name="P32"><text:span text:style-name="T47">Euclidean distance measure</text:span></text:p>
            </text:list-item>
            <text:list-item>
              <text:p text:style-name="P32"><text:span text:style-name="T47">K-means clustering</text:span></text:p>
            </text:list-item>
          </text:list>
        </text:list-item>
        <text:list-item>
          <text:p text:style-name="P32"><text:span text:style-name="T45">Information Theory Approach</text:span></text:p>
        </text:list-item>
        <text:list-item>
          <text:p text:style-name="P32"><text:span text:style-name="T45">Axiomatic Approach</text:span></text:p>
          <text:list>
            <text:list-item>
              <text:p text:style-name="P32"><text:span text:style-name="T47">Chakravarty family of indices</text:span></text:p>
            </text:list-item>
            <text:list-item>
              <text:p text:style-name="P33"><text:span text:style-name="T47">Foster-Greer-</text:span><text:span text:style-name="T49">Thorbecke</text:span><text:span text:style-name="T47"> index</text:span></text:p>
            </text:list-item>
          </text:list>
        </text:list-item>
        <text:list-item>
          <text:p text:style-name="P32"><text:span text:style-name="T47">Neural Networks (Machine Learning)</text:span></text:p>
          <text:list>
            <text:list-item>
              <text:p text:style-name="P32"><text:span text:style-name="T46">Kohonen vector quantization method</text:span></text:p>
            </text:list-item>
            <text:list-item>
              <text:p text:style-name="P32"><text:span text:style-name="T46">Kohonen self-organizing maps</text:span></text:p>
            </text:list-item>
            <text:list-item>
              <text:p text:style-name="P32"><text:span text:style-name="T46">Batch self-organizing maps </text:span></text:p>
            </text:list-item>
          </text:list>
        </text:list-item>
      </text:list>
      <text:p text:style-name="P36"><text:span text:style-name="T45"/></text:p>
      <text:p text:style-name="P35"><text:span text:style-name="T40">Some Specific Indi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0e0cf5" officeooo:paragraph-rsid="000e0cf5" style:font-size-asian="8.75pt" style:font-size-complex="10pt"/>
    </style:style>
    <style:style style:name="MP2" style:family="paragraph" style:parent-style-name="Header">
      <style:paragraph-properties fo:text-align="end" style:justify-single-word="false"/>
      <style:text-properties fo:font-size="10pt" officeooo:paragraph-rsid="000e0cf5" style:font-size-asian="8.75pt" style:font-size-complex="10pt"/>
    </style:style>
    <style:style style:name="MT1" style:family="text">
      <style:text-properties officeooo:rsid="000e5c71"/>
    </style:style>
    <style:style style:name="MT2" style:family="text">
      <style:text-properties officeooo:rsid="000e0cf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rron_UnitedWay<text:span text:style-name="MT1">1</text:span>_01072015</text:p>
        <text:p text:style-name="MP2"><text:span text:style-name="MT2">p. </text:span><text:span text:style-name="MT2"><text:page-number text:select-page="current">4</text:page-number></text:span><text:span text:style-name="MT2"> of </text:span><text:span text:style-name="MT2"><text:page-count>4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rron </meta:initial-creator>
    <meta:creation-date>2015-01-06T16:22:13</meta:creation-date>
    <dc:date>2015-01-06T22:07:11</dc:date>
    <dc:creator>bmarron </dc:creator>
    <meta:editing-duration>PT5H15M23S</meta:editing-duration>
    <meta:editing-cycles>15</meta:editing-cycles>
    <meta:generator>LibreOffice/4.0.4.2$Linux_x86 LibreOffice_project/400m0$Build-2</meta:generator>
    <meta:document-statistic meta:table-count="0" meta:image-count="0" meta:object-count="0" meta:page-count="4" meta:paragraph-count="120" meta:word-count="1061" meta:character-count="6728" meta:non-whitespace-character-count="5773"/>
  </office:meta>
</office:document-meta>
</file>